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ECOLINE SERIES LASER</text:span></text:p>
      <text:p text:style-name="Text_20_body">EL-150R DMX Laser Laser World Ecoline laser offer an excellent value for money. All models are stand-alone and can fit their model also has numerous built-in music control the play.</text:p>
      <text:p text:style-name="Standard"/>
      <text:p text:style-name="Standard"/>
      <text:p text:style-name="Standard"/>
      <text:p text:style-name="Text_20_body">EL-150R DMX Laser Laser World Ecoline laser offer an excellent value for money. All models are stand-alone and can fit their model also has numerous built-in music control the play. The sensitivity of the music can control on the rear side. Because of the solid, simple building the Ecoline laser projectors ideal for beginners and customers who have an inexpensive solution. There is already a lot of money for little laser!</text:p>
      <text:p text:style-name="Text_20_body">The compact EL-150R DMX laser is 150mW with a red laser diode equipped. Despite the low price in the devices are already very fast stepper motors are used, resulting in a scanner speed of between 2-5kpps. Thus, in addition to the standard patterns for space activities also represented Beam effects. The laser generated effects are also at medium distances is still very good advantage. The control can be as the name suggests - including DMX.</text:p>
      <text:p text:style-name="Text_20_body"><text:span text:style-name="Strong_20_Emphasis">Specifications</text:span></text:p>
      <text:list xml:id="list1090065980098707936" text:style-name="L1">
        <text:list-item>
          <text:p text:style-name="P2">Laser Source: air-cooled laser diode, about 150mW / 650nm </text:p>
        </text:list-item>
        <text:list-item>
          <text:p text:style-name="P2">Laser class: 3b </text:p>
        </text:list-item>
        <text:list-item>
          <text:p text:style-name="P2">Operating modes: DMX 512, automatic control and sound </text:p>
        </text:list-item>
        <text:list-item>
          <text:p text:style-name="P2">Deflection: Step engines, 2-5k Scan Speed </text:p>
        </text:list-item>
        <text:list-item>
          <text:p text:style-name="P2">DMX 512: 7 channels </text:p>
        </text:list-item>
        <text:list-item>
          <text:p text:style-name="P2">Basic pattern: 50 (levels, grids, tunnels, wave effects, etc.) </text:p>
        </text:list-item>
        <text:list-item>
          <text:p text:style-name="P2">a total of more than 350 different room effects </text:p>
        </text:list-item>
        <text:list-item>
          <text:p text:style-name="P2">Max. Beam deflection: 30 ° </text:p>
        </text:list-item>
        <text:list-item>
          <text:p text:style-name="P2">Beam data: 3mm/1mrad </text:p>
        </text:list-item>
        <text:list-item>
          <text:p text:style-name="P2">Accessories: power cables, operating instructions </text:p>
        </text:list-item>
        <text:list-item>
          <text:p text:style-name="P2">Power supply: 110V - AC 240V </text:p>
        </text:list-item>
        <text:list-item>
          <text:p text:style-name="P2">Current consumption: 40W </text:p>
        </text:list-item>
        <text:list-item>
          <text:p text:style-name="P2">Dimensions: 280 x 210 x 120 mm (W L x x H) </text:p>
        </text:list-item>
        <text:list-item>
          <text:p text:style-name="P1">Weight: 3.5kg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8S</meta:editing-duration>
    <meta:editing-cycles>3</meta:editing-cycles>
    <meta:generator>OpenOffice/4.1.1$Win32 OpenOffice.org_project/411m6$Build-9775</meta:generator>
    <dc:date>2018-02-16T23:29:42.85</dc:date>
    <meta:document-statistic meta:table-count="0" meta:image-count="0" meta:object-count="0" meta:page-count="1" meta:paragraph-count="19" meta:word-count="278" meta:character-count="1607"/>
    <dc:creator>Marti </dc:creator>
    <meta:user-defined meta:name="Info 1"/>
    <meta:user-defined meta:name="Info 2"/>
    <meta:user-defined meta:name="Info 3"/>
    <meta:user-defined meta:name="Info 4"/>
  </office:meta>
</office:document-meta>
</file>